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"/>
    <style:font-face style:name="Open Sans1" svg:font-family="'Open Sans'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fa7" officeooo:paragraph-rsid="001b0fa7"/>
    </style:style>
    <style:style style:name="P2" style:family="paragraph" style:parent-style-name="Text_20_body">
      <style:text-properties fo:font-variant="normal" fo:text-transform="none" fo:color="#58646d" style:font-name="Open Sans1" fo:letter-spacing="normal" fo:font-style="normal" fo:font-weight="normal" officeooo:rsid="001b0fa7" officeooo:paragraph-rsid="001b0fa7"/>
    </style:style>
    <style:style style:name="P3" style:family="paragraph" style:parent-style-name="Text_20_body">
      <style:paragraph-properties fo:margin-left="0in" fo:margin-right="0in" fo:margin-top="0in" fo:margin-bottom="0.1563in" loext:contextual-spacing="false" fo:line-height="170%" fo:orphans="2" fo:widows="2" fo:text-indent="0in" style:auto-text-indent="false" fo:padding="0in" fo:border="none"/>
      <style:text-properties fo:font-variant="normal" fo:text-transform="none" fo:color="#58646d" style:font-name="Open Sans1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earch Review</text:p>
      <text:p text:style-name="P1">AIND – Planning Project</text:p>
      <text:p text:style-name="P1"/>
      <text:p text:style-name="P1">3 summaries of AI developments in Planning</text:p>
      <text:p text:style-name="P1"/>
      <text:p text:style-name="P2">After completing the coding and analysis portion of the project, read up on important historical developments in the field of AI planning and search. Write a one-page report on three of these developments, highlighting the relationships between the developments and their impact on the field of AI as a whole.</text:p>
      <text:p text:style-name="P3">Appropriate sources (such as books or magazine or journal articles) should be cited, and you should use citations in-line for sourced facts, quotations, and inferences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"/>
    <style:font-face style:name="Open Sans1" svg:font-family="'Open Sans'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11:31:58.001656319</meta:creation-date>
    <dc:date>2017-05-14T11:32:58.742407324</dc:date>
    <meta:editing-duration>PT1M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87" meta:character-count="558" meta:non-whitespace-character-count="474"/>
  </office:meta>
</office:document-meta>
</file>